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NSText-Regular" svg:font-family=".SFNSText-Regular, 'SF UI Text', 'Lucida Grande', 'Segoe UI', Ubuntu, Cantarell, sans-serif"/>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
      <style:table-properties style:width="17.992cm" style:page-number="auto" fo:break-before="auto" fo:break-after="auto" table:align="margins" fo:background-color="transparent" style:shadow="none" fo:keep-with-next="auto" style:may-break-between-rows="true" style:writing-mode="lr-tb">
        <style:background-image/>
      </style:table-properties>
    </style:style>
    <style:style style:name="Tableau1.A" style:family="table-column">
      <style:table-column-properties style:column-width="2.464cm" style:rel-column-width="1183*"/>
    </style:style>
    <style:style style:name="Tableau1.B" style:family="table-column">
      <style:table-column-properties style:column-width="1.769cm" style:rel-column-width="850*"/>
    </style:style>
    <style:style style:name="Tableau1.C" style:family="table-column">
      <style:table-column-properties style:column-width="2.014cm" style:rel-column-width="967*"/>
    </style:style>
    <style:style style:name="Tableau1.D" style:family="table-column">
      <style:table-column-properties style:column-width="2.256cm" style:rel-column-width="1083*"/>
    </style:style>
    <style:style style:name="Tableau1.E" style:family="table-column">
      <style:table-column-properties style:column-width="2.362cm" style:rel-column-width="1134*"/>
    </style:style>
    <style:style style:name="Tableau1.F" style:family="table-column">
      <style:table-column-properties style:column-width="2.115cm" style:rel-column-width="1016*"/>
    </style:style>
    <style:style style:name="Tableau1.H" style:family="table-column">
      <style:table-column-properties style:column-width="2.999cm" style:rel-column-width="1440*"/>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fo:padding="0.097cm" fo:border="0.05pt solid #000000"/>
    </style:style>
    <style:style style:name="Tableau1.2" style:family="table-row">
      <style:table-row-properties style:min-row-height="1.748cm"/>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background-color="#7e0021" fo:padding="0.097cm" fo:border-left="0.05pt solid #000000" fo:border-right="none" fo:border-top="none" fo:border-bottom="0.05pt solid #000000">
        <style:background-image/>
      </style:table-cell-properties>
    </style:style>
    <style:style style:name="Tableau1.H2" style:family="table-cell">
      <style:table-cell-properties fo:background-color="#dd4814" fo:padding="0.097cm" fo:border-left="0.05pt solid #000000" fo:border-right="0.05pt solid #000000" fo:border-top="none" fo:border-bottom="0.05pt solid #000000">
        <style:background-image/>
      </style:table-cell-properties>
    </style:style>
    <style:style style:name="Tableau1.3" style:family="table-row">
      <style:table-row-properties style:min-row-height="0.413cm" fo:background-color="transparent" fo:keep-together="auto">
        <style:background-image/>
      </style:table-row-properties>
    </style:style>
    <style:style style:name="Tableau1.D3" style:family="table-cell">
      <style:table-cell-properties style:vertical-align="" fo:background-color="#336600" fo:padding="0.097cm" fo:border-left="0.05pt solid #000000" fo:border-right="none" fo:border-top="none" fo:border-bottom="0.05pt solid #000000" style:writing-mode="page">
        <style:background-image/>
      </style:table-cell-properties>
    </style:style>
    <style:style style:name="Tableau1.E3" style:family="table-cell">
      <style:table-cell-properties style:vertical-align="" fo:background-color="#ff950e" fo:padding="0.097cm" fo:border-left="0.05pt solid #000000" fo:border-right="none" fo:border-top="none" fo:border-bottom="0.05pt solid #000000" style:writing-mode="page">
        <style:background-image/>
      </style:table-cell-properties>
    </style:style>
    <style:style style:name="Tableau1.H4" style:family="table-cell">
      <style:table-cell-properties fo:padding="0.097cm" fo:border-left="0.05pt solid #000000" fo:border-right="0.05pt solid #000000" fo:border-top="none" fo:border-bottom="0.05pt solid #000000"/>
    </style:style>
    <style:style style:name="Tableau1.D5" style:family="table-cell">
      <style:table-cell-properties fo:background-color="#ff950e" fo:padding="0.097cm" fo:border-left="0.05pt solid #000000" fo:border-right="none" fo:border-top="none" fo:border-bottom="0.05pt solid #000000">
        <style:background-image/>
      </style:table-cell-properties>
    </style:style>
    <style:style style:name="Tableau1.E5" style:family="table-cell">
      <style:table-cell-properties fo:background-color="#336600" fo:padding="0.097cm" fo:border-left="0.05pt solid #000000" fo:border-right="none" fo:border-top="none" fo:border-bottom="0.05pt solid #000000">
        <style:background-image/>
      </style:table-cell-properties>
    </style:style>
    <style:style style:name="Tableau1.F5" style:family="table-cell">
      <style:table-cell-properties fo:background-color="#ff950e" fo:padding="0.097cm" fo:border-left="0.05pt solid #000000" fo:border-right="none" fo:border-top="none" fo:border-bottom="0.05pt solid #000000">
        <style:background-image/>
      </style:table-cell-properties>
    </style:style>
    <style:style style:name="Tableau1.G5" style:family="table-cell">
      <style:table-cell-properties fo:background-color="#336600" fo:padding="0.097cm" fo:border-left="0.05pt solid #000000" fo:border-right="none" fo:border-top="none" fo:border-bottom="0.05pt solid #000000">
        <style:background-image/>
      </style:table-cell-properties>
    </style:style>
    <style:style style:name="Tableau1.H5" style:family="table-cell">
      <style:table-cell-properties fo:padding="0.097cm" fo:border-left="0.05pt solid #000000" fo:border-right="0.05pt solid #000000" fo:border-top="none" fo:border-bottom="0.05pt solid #000000"/>
    </style:style>
    <style:style style:name="Tableau1.6" style:family="table-row">
      <style:table-row-properties fo:background-color="transparent" fo:keep-together="auto">
        <style:background-image/>
      </style:table-row-properties>
    </style:style>
    <style:style style:name="Tableau1.A6" style:family="table-cell">
      <style:table-cell-properties fo:background-color="#ff3300" fo:padding="0.097cm" fo:border-left="0.05pt solid #000000" fo:border-right="none" fo:border-top="none" fo:border-bottom="0.05pt solid #000000">
        <style:background-image/>
      </style:table-cell-properties>
    </style:style>
    <style:style style:name="Tableau1.D6" style:family="table-cell">
      <style:table-cell-properties style:vertical-align="" fo:background-color="#7e0021" fo:padding="0.097cm" fo:border-left="0.05pt solid #000000" fo:border-right="none" fo:border-top="none" fo:border-bottom="none" style:writing-mode="page">
        <style:background-image/>
      </style:table-cell-properties>
    </style:style>
    <style:style style:name="Tableau1.H6" style:family="table-cell">
      <style:table-cell-properties fo:padding="0.097cm" fo:border-left="0.05pt solid #000000" fo:border-right="0.05pt solid #000000" fo:border-top="none" fo:border-bottom="0.05pt solid #000000"/>
    </style:style>
    <style:style style:name="Tableau1.7" style:family="table-row">
      <style:table-row-properties fo:background-color="transparent" fo:keep-together="auto">
        <style:background-image/>
      </style:table-row-properties>
    </style:style>
    <style:style style:name="Tableau1.A7" style:family="table-cell">
      <style:table-cell-properties fo:background-color="#ff3300" fo:padding="0.097cm" fo:border-left="0.05pt solid #000000" fo:border-right="none" fo:border-top="none" fo:border-bottom="0.05pt solid #000000">
        <style:background-image/>
      </style:table-cell-properties>
    </style:style>
    <style:style style:name="Tableau1.B7" style:family="table-cell">
      <style:table-cell-properties style:vertical-align="bottom" fo:padding="0.097cm" fo:border-left="0.05pt solid #000000" fo:border-right="none" fo:border-top="none" fo:border-bottom="0.05pt solid #000000"/>
    </style:style>
    <style:style style:name="Tableau1.D7" style:family="table-cell">
      <style:table-cell-properties style:vertical-align="" fo:background-color="#7e0021" fo:padding="0.097cm" fo:border-left="0.05pt solid #000000" fo:border-right="none" fo:border-top="none" fo:border-bottom="0.05pt solid #000000" style:writing-mode="page">
        <style:background-image/>
      </style:table-cell-properties>
    </style:style>
    <style:style style:name="Tableau1.H7" style:family="table-cell">
      <style:table-cell-properties fo:padding="0.097cm" fo:border-left="0.05pt solid #000000" fo:border-right="0.05pt solid #000000" fo:border-top="none" fo:border-bottom="0.05pt solid #000000"/>
    </style:style>
    <style:style style:name="P1" style:family="paragraph" style:parent-style-name="Standard" style:list-style-name="WWNum1003">
      <style:paragraph-properties fo:margin-top="0cm" fo:margin-bottom="0cm" loext:contextual-spacing="false" fo:text-align="justify" style:justify-single-word="false"/>
      <style:text-properties style:font-name="Carlito"/>
    </style:style>
    <style:style style:name="P2" style:family="paragraph" style:parent-style-name="Standard" style:list-style-name="WWNum1004">
      <style:paragraph-properties fo:margin-top="0cm" fo:margin-bottom="0.049cm" loext:contextual-spacing="false" fo:text-align="justify" style:justify-single-word="false"/>
      <style:text-properties style:font-name="Carlito"/>
    </style:style>
    <style:style style:name="P3" style:family="paragraph" style:parent-style-name="Standard" style:list-style-name="WWNum1000">
      <style:paragraph-properties fo:margin-top="0cm" fo:margin-bottom="0.049cm" loext:contextual-spacing="false" fo:text-align="justify" style:justify-single-word="false"/>
      <style:text-properties style:font-name="Carlito"/>
    </style:style>
    <style:style style:name="P4" style:family="paragraph" style:parent-style-name="Standard" style:list-style-name="WWNum1005">
      <style:paragraph-properties fo:margin-top="0cm" fo:margin-bottom="0.049cm" loext:contextual-spacing="false" fo:text-align="justify" style:justify-single-word="false"/>
      <style:text-properties style:font-name="Carlito"/>
    </style:style>
    <style:style style:name="P5" style:family="paragraph" style:parent-style-name="Standard" style:list-style-name="WWNum1000">
      <style:paragraph-properties fo:margin-top="0cm" fo:margin-bottom="0.049cm" loext:contextual-spacing="false" fo:text-align="justify" style:justify-single-word="false"/>
      <style:text-properties style:font-name="Carlito" fo:font-style="italic" style:font-style-asian="italic"/>
    </style:style>
    <style:style style:name="P6" style:family="paragraph" style:parent-style-name="Text_20_body">
      <style:paragraph-properties fo:text-align="justify" style:justify-single-word="false"/>
      <style:text-properties officeooo:paragraph-rsid="001b39f8"/>
    </style:style>
    <style:style style:name="P7" style:family="paragraph" style:parent-style-name="Text_20_body">
      <style:paragraph-properties fo:text-align="justify" style:justify-single-word="false"/>
      <style:text-properties style:font-name="Carlito"/>
    </style:style>
    <style:style style:name="P8" style:family="paragraph" style:parent-style-name="Text_20_body">
      <style:paragraph-properties fo:text-align="justify" style:justify-single-word="false"/>
      <style:text-properties style:font-name="Carlito" fo:font-size="6pt" officeooo:rsid="002cccdb" officeooo:paragraph-rsid="002cccdb" style:font-size-asian="5.25pt" style:font-size-complex="6pt"/>
    </style:style>
    <style:style style:name="P9" style:family="paragraph" style:parent-style-name="Text_20_body">
      <style:paragraph-properties fo:margin-top="0cm" fo:margin-bottom="0cm" loext:contextual-spacing="false" fo:text-align="justify" style:justify-single-word="false"/>
      <style:text-properties style:font-name="Carlito"/>
    </style:style>
    <style:style style:name="P10" style:family="paragraph" style:parent-style-name="Compact" style:list-style-name="WWNum1001">
      <style:paragraph-properties fo:text-align="justify" style:justify-single-word="false"/>
      <style:text-properties style:font-name="Carlito"/>
    </style:style>
    <style:style style:name="P11" style:family="paragraph" style:parent-style-name="Compact" style:list-style-name="WWNum1002">
      <style:paragraph-properties fo:text-align="justify" style:justify-single-word="false"/>
      <style:text-properties style:font-name="Carlito"/>
    </style:style>
    <style:style style:name="P12" style:family="paragraph" style:parent-style-name="Compact" style:list-style-name="WWNum1009">
      <style:text-properties style:font-name="Carlito" officeooo:paragraph-rsid="0060e744"/>
    </style:style>
    <style:style style:name="P13" style:family="paragraph" style:parent-style-name="Compact" style:list-style-name="WWNum1009">
      <style:text-properties style:font-name="Carlito" fo:font-weight="bold" officeooo:paragraph-rsid="0060e744" style:font-weight-asian="bold"/>
    </style:style>
    <style:style style:name="P14" style:family="paragraph" style:parent-style-name="Compact" style:list-style-name="WWNum1008">
      <style:text-properties style:font-name="Carlito"/>
    </style:style>
    <style:style style:name="P15" style:family="paragraph" style:parent-style-name="Compact" style:list-style-name="WWNum1010">
      <style:text-properties style:font-name="Carlito"/>
    </style:style>
    <style:style style:name="P16" style:family="paragraph" style:parent-style-name="Compact" style:list-style-name="WWNum1010">
      <style:text-properties style:font-name="Carlito" officeooo:rsid="0081415c" officeooo:paragraph-rsid="0081415c"/>
    </style:style>
    <style:style style:name="P17" style:family="paragraph" style:parent-style-name="Compact" style:list-style-name="WWNum1010">
      <style:text-properties style:font-name="Carlito" officeooo:rsid="006405e8" officeooo:paragraph-rsid="006405e8"/>
    </style:style>
    <style:style style:name="P18" style:family="paragraph" style:parent-style-name="Compact" style:list-style-name="WWNum1011">
      <style:text-properties style:font-name="Carlito"/>
    </style:style>
    <style:style style:name="P19" style:family="paragraph" style:parent-style-name="Compact" style:list-style-name="WWNum1012">
      <style:text-properties style:font-name="Carlito"/>
    </style:style>
    <style:style style:name="P20" style:family="paragraph" style:parent-style-name="Compact" style:list-style-name="WWNum1013">
      <style:text-properties style:font-name="Carlito"/>
    </style:style>
    <style:style style:name="P21" style:family="paragraph" style:parent-style-name="Compact" style:list-style-name="WWNum1014">
      <style:text-properties style:font-name="Carlito"/>
    </style:style>
    <style:style style:name="P22" style:family="paragraph" style:parent-style-name="Compact" style:list-style-name="WWNum1015">
      <style:text-properties style:font-name="Carlito"/>
    </style:style>
    <style:style style:name="P23" style:family="paragraph" style:parent-style-name="Compact" style:list-style-name="WWNum1009">
      <style:text-properties style:font-name="Carlito" officeooo:rsid="00b12c1c" officeooo:paragraph-rsid="00b12c1c"/>
    </style:style>
    <style:style style:name="P24" style:family="paragraph" style:parent-style-name="Compact" style:list-style-name="WWNum1006">
      <style:paragraph-properties fo:margin-top="0cm" fo:margin-bottom="0.049cm" loext:contextual-spacing="false" fo:text-align="justify" style:justify-single-word="false"/>
      <style:text-properties style:font-name="Carlito"/>
    </style:style>
    <style:style style:name="P25" style:family="paragraph" style:parent-style-name="Compact" style:list-style-name="WWNum1004">
      <style:paragraph-properties fo:margin-top="0cm" fo:margin-bottom="0.049cm" loext:contextual-spacing="false" fo:text-align="justify" style:justify-single-word="false"/>
      <style:text-properties style:font-name="Carlito"/>
    </style:style>
    <style:style style:name="P26" style:family="paragraph" style:parent-style-name="Compact" style:list-style-name="WWNum1007">
      <style:paragraph-properties fo:margin-top="0cm" fo:margin-bottom="0.049cm" loext:contextual-spacing="false" fo:text-align="justify" style:justify-single-word="false"/>
      <style:text-properties style:font-name="Carlito"/>
    </style:style>
    <style:style style:name="P27" style:family="paragraph" style:parent-style-name="First_20_Paragraph">
      <style:paragraph-properties fo:text-align="justify" style:justify-single-word="false"/>
    </style:style>
    <style:style style:name="P28" style:family="paragraph" style:parent-style-name="First_20_Paragraph">
      <style:text-properties style:font-name="Carlito"/>
    </style:style>
    <style:style style:name="P29" style:family="paragraph" style:parent-style-name="First_20_Paragraph">
      <style:paragraph-properties fo:text-align="justify" style:justify-single-word="false"/>
      <style:text-properties style:font-name="Carlito"/>
    </style:style>
    <style:style style:name="P30" style:family="paragraph" style:parent-style-name="First_20_Paragraph">
      <style:text-properties style:font-name="Carlito" officeooo:rsid="008a1553" officeooo:paragraph-rsid="008a1553"/>
    </style:style>
    <style:style style:name="P31" style:family="paragraph" style:parent-style-name="First_20_Paragraph">
      <style:text-properties style:font-name="Carlito" officeooo:paragraph-rsid="0060e744"/>
    </style:style>
    <style:style style:name="P32" style:family="paragraph" style:parent-style-name="First_20_Paragraph">
      <style:text-properties style:font-name="Carlito" fo:font-weight="bold" style:font-weight-asian="bold"/>
    </style:style>
    <style:style style:name="P33" style:family="paragraph" style:parent-style-name="First_20_Paragraph">
      <style:text-properties style:font-name="Carlito" fo:font-size="13pt" officeooo:paragraph-rsid="00b7e6e5" style:font-size-asian="13pt" style:font-size-complex="13pt"/>
    </style:style>
    <style:style style:name="P34" style:family="paragraph" style:parent-style-name="First_20_Paragraph">
      <style:text-properties style:font-name="Carlito" fo:font-size="13pt" officeooo:paragraph-rsid="00cd7e76" style:font-size-asian="13pt" style:font-size-complex="13pt"/>
    </style:style>
    <style:style style:name="P35" style:family="paragraph" style:parent-style-name="First_20_Paragraph">
      <style:paragraph-properties fo:margin-top="0cm" fo:margin-bottom="0cm" loext:contextual-spacing="false" fo:text-align="justify" style:justify-single-word="false"/>
      <style:text-properties style:font-name="Carlito"/>
    </style:style>
    <style:style style:name="P36" style:family="paragraph" style:parent-style-name="Heading_20_2">
      <style:paragraph-properties fo:text-align="justify" style:justify-single-word="false"/>
      <style:text-properties fo:color="#000000" style:font-name="Carlito" officeooo:rsid="007350cd" officeooo:paragraph-rsid="007350cd"/>
    </style:style>
    <style:style style:name="P37" style:family="paragraph" style:parent-style-name="Heading_20_2">
      <style:text-properties style:font-name="Carlito"/>
    </style:style>
    <style:style style:name="P38" style:family="paragraph" style:parent-style-name="Heading_20_2">
      <style:paragraph-properties fo:text-align="justify" style:justify-single-word="false"/>
      <style:text-properties style:font-name="Carlito"/>
    </style:style>
    <style:style style:name="P39" style:family="paragraph" style:parent-style-name="Heading_20_1" style:master-page-name="Standard">
      <style:paragraph-properties fo:margin-top="0.15cm" fo:margin-bottom="0cm" loext:contextual-spacing="false" fo:text-align="center" style:justify-single-word="false" style:page-number="auto"/>
      <style:text-properties style:font-name="Carlito" fo:font-size="20pt" style:font-size-asian="20pt" style:font-size-complex="20pt"/>
    </style:style>
    <style:style style:name="P40" style:family="paragraph" style:parent-style-name="Heading_20_3">
      <style:text-properties style:font-name="Carlito"/>
    </style:style>
    <style:style style:name="P41" style:family="paragraph" style:parent-style-name="Heading_20_3">
      <style:paragraph-properties fo:text-align="justify" style:justify-single-word="false"/>
      <style:text-properties style:font-name="Carlito"/>
    </style:style>
    <style:style style:name="P42" style:family="paragraph" style:parent-style-name="Heading_20_3">
      <style:paragraph-properties fo:text-align="justify" style:justify-single-word="false"/>
      <style:text-properties style:font-name="Carlito" officeooo:rsid="002cccdb" officeooo:paragraph-rsid="002cccdb"/>
    </style:style>
    <style:style style:name="P43" style:family="paragraph" style:parent-style-name="Heading_20_3">
      <style:paragraph-properties fo:text-align="justify" style:justify-single-word="false"/>
      <style:text-properties fo:color="#4f81bd" style:font-name="Carlito" fo:font-size="14pt" fo:font-weight="bold" style:font-name-asian="Cambria1" style:font-size-asian="14pt" style:font-weight-asian="bold" style:font-name-complex="DejaVu Sans" style:font-size-complex="14pt" style:font-weight-complex="bold"/>
    </style:style>
    <style:style style:name="P44" style:family="paragraph" style:parent-style-name="Table_20_Contents">
      <style:paragraph-properties fo:text-align="center" style:justify-single-word="false"/>
      <style:text-properties style:font-name="Carlito" fo:font-size="11pt" fo:font-weight="bold" officeooo:rsid="002ff877" officeooo:paragraph-rsid="002ff877" style:font-size-asian="11pt" style:font-weight-asian="bold" style:font-size-complex="11pt" style:font-weight-complex="bold"/>
    </style:style>
    <style:style style:name="P45" style:family="paragraph" style:parent-style-name="Table_20_Contents">
      <style:paragraph-properties fo:text-align="center" style:justify-single-word="false"/>
      <style:text-properties style:font-name="Carlito" fo:font-size="11pt" fo:font-weight="bold" officeooo:rsid="00305202" officeooo:paragraph-rsid="00305202"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Carlito" fo:font-size="11pt" fo:font-weight="bold" officeooo:rsid="00307c98" officeooo:paragraph-rsid="00307c98"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style:font-name="Carlito" fo:font-size="11pt" fo:font-weight="bold" officeooo:rsid="00315339" officeooo:paragraph-rsid="00315339" style:font-size-asian="11pt" style:font-weight-asian="bold" style:font-size-complex="11pt" style:font-weight-complex="bold"/>
    </style:style>
    <style:style style:name="P48" style:family="paragraph" style:parent-style-name="Table_20_Contents">
      <style:text-properties style:font-name="Carlito" fo:font-size="8pt" style:font-size-asian="8pt" style:font-size-complex="8pt"/>
    </style:style>
    <style:style style:name="P49" style:family="paragraph" style:parent-style-name="Table_20_Contents">
      <style:text-properties style:font-name="Carlito" fo:font-size="8pt" officeooo:rsid="0051bc1e" officeooo:paragraph-rsid="0051bc1e" style:font-size-asian="8pt" style:font-size-complex="8pt"/>
    </style:style>
    <style:style style:name="P50" style:family="paragraph" style:parent-style-name="Table_20_Contents">
      <style:text-properties style:font-name="Carlito" fo:font-size="8pt" officeooo:rsid="00343129" officeooo:paragraph-rsid="00343129" style:font-size-asian="8pt" style:font-size-complex="8pt"/>
    </style:style>
    <style:style style:name="P51" style:family="paragraph" style:parent-style-name="Table_20_Contents">
      <style:paragraph-properties fo:text-align="center" style:justify-single-word="false"/>
      <style:text-properties style:font-name="Carlito" fo:font-size="8pt" officeooo:rsid="0040a1de" officeooo:paragraph-rsid="0040a1de" style:font-size-asian="8pt" style:font-size-complex="8pt"/>
    </style:style>
    <style:style style:name="P52" style:family="paragraph" style:parent-style-name="Table_20_Contents">
      <style:paragraph-properties fo:text-align="center" style:justify-single-word="false"/>
      <style:text-properties style:font-name="Carlito" fo:font-size="8pt" officeooo:rsid="0040a1de" officeooo:paragraph-rsid="00418709" style:font-size-asian="8pt" style:font-size-complex="8pt"/>
    </style:style>
    <style:style style:name="P53" style:family="paragraph" style:parent-style-name="Table_20_Contents">
      <style:paragraph-properties fo:text-align="center" style:justify-single-word="false"/>
      <style:text-properties style:font-name="Carlito" fo:font-size="8pt" officeooo:rsid="004162bc" officeooo:paragraph-rsid="004162bc" style:font-size-asian="8pt" style:font-size-complex="8pt"/>
    </style:style>
    <style:style style:name="P54" style:family="paragraph" style:parent-style-name="Table_20_Contents">
      <style:text-properties style:font-name="Carlito" fo:font-size="8pt" officeooo:rsid="0033c6f5" officeooo:paragraph-rsid="0033c6f5" style:font-size-asian="8pt" style:font-size-complex="8pt"/>
    </style:style>
    <style:style style:name="P55" style:family="paragraph" style:parent-style-name="Table_20_Contents">
      <style:paragraph-properties fo:text-align="center" style:justify-single-word="false"/>
      <style:text-properties style:font-name="Carlito" fo:font-size="8pt" officeooo:rsid="0052a40a" officeooo:paragraph-rsid="0052a40a" style:font-size-asian="8pt" style:font-size-complex="8pt"/>
    </style:style>
    <style:style style:name="P56" style:family="paragraph" style:parent-style-name="Table_20_Contents">
      <style:paragraph-properties fo:text-align="center" style:justify-single-word="false"/>
      <style:text-properties style:font-name="Carlito" fo:font-size="8pt" officeooo:rsid="00431486" officeooo:paragraph-rsid="00431486" style:font-size-asian="8pt" style:font-size-complex="8pt"/>
    </style:style>
    <style:style style:name="P57" style:family="paragraph" style:parent-style-name="Table_20_Contents">
      <style:paragraph-properties fo:text-align="center" style:justify-single-word="false"/>
      <style:text-properties style:font-name="Carlito" fo:font-size="8pt" officeooo:rsid="00466717" officeooo:paragraph-rsid="00466717" style:font-size-asian="8pt" style:font-size-complex="8pt"/>
    </style:style>
    <style:style style:name="P58" style:family="paragraph" style:parent-style-name="Table_20_Contents">
      <style:paragraph-properties fo:text-align="center" style:justify-single-word="false"/>
      <style:text-properties style:font-name="Carlito" fo:font-size="8pt" officeooo:rsid="0044e1b2" officeooo:paragraph-rsid="0044e1b2" style:font-size-asian="8pt" style:font-size-complex="8pt"/>
    </style:style>
    <style:style style:name="P59" style:family="paragraph" style:parent-style-name="Table_20_Contents">
      <style:text-properties style:font-name="Carlito" fo:font-size="8pt" fo:font-weight="bold" officeooo:rsid="003916b0" officeooo:paragraph-rsid="003916b0" style:font-size-asian="8pt" style:font-weight-asian="bold" style:font-size-complex="8pt" style:font-weight-complex="bold"/>
    </style:style>
    <style:style style:name="P60" style:family="paragraph" style:parent-style-name="Table_20_Contents">
      <style:text-properties style:font-name="Carlito" fo:font-size="8pt" fo:font-weight="bold" officeooo:rsid="003cc425" officeooo:paragraph-rsid="003cc425" style:font-size-asian="8pt" style:font-weight-asian="bold" style:font-size-complex="8pt" style:font-weight-complex="bold"/>
    </style:style>
    <style:style style:name="P61" style:family="paragraph" style:parent-style-name="Table_20_Contents">
      <style:text-properties style:font-name="Carlito" fo:font-size="8pt" fo:font-weight="bold" officeooo:rsid="003cf3d4" officeooo:paragraph-rsid="003cf3d4" style:font-size-asian="8pt" style:font-weight-asian="bold" style:font-size-complex="8pt" style:font-weight-complex="bold"/>
    </style:style>
    <style:style style:name="P62" style:family="paragraph" style:parent-style-name="Table_20_Contents">
      <style:text-properties style:font-name="Carlito" fo:font-size="8pt" fo:font-weight="bold" officeooo:rsid="003dcfb7" officeooo:paragraph-rsid="003dcfb7" style:font-size-asian="8pt" style:font-weight-asian="bold" style:font-size-complex="8pt" style:font-weight-complex="bold"/>
    </style:style>
    <style:style style:name="P63" style:family="paragraph" style:parent-style-name="Table_20_Contents">
      <style:text-properties style:font-name="Carlito" fo:font-size="8pt" fo:font-weight="bold" officeooo:rsid="0040435d" officeooo:paragraph-rsid="0040435d" style:font-size-asian="8pt" style:font-weight-asian="bold" style:font-size-complex="8pt" style:font-weight-complex="bold"/>
    </style:style>
    <style:style style:name="P64" style:family="paragraph" style:parent-style-name="Table_20_Contents">
      <style:text-properties style:font-name="Carlito" fo:font-size="8pt" fo:font-weight="bold" officeooo:rsid="0032bd8f" officeooo:paragraph-rsid="0032bd8f"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style:font-name="Carlito" fo:font-size="8pt" fo:font-weight="bold" officeooo:rsid="0052a40a" officeooo:paragraph-rsid="0052a40a" style:font-size-asian="8pt" style:font-weight-asian="bold" style:font-size-complex="8pt" style:font-weight-complex="bold"/>
    </style:style>
    <style:style style:name="P66" style:family="paragraph" style:parent-style-name="Table_20_Contents">
      <style:text-properties style:font-name="Carlito" fo:font-size="8pt" fo:font-style="italic" fo:font-weight="bold" officeooo:rsid="003232b5" officeooo:paragraph-rsid="0058a4a9" style:font-size-asian="8pt" style:font-style-asian="italic" style:font-weight-asian="bold" style:font-size-complex="8pt" style:font-style-complex="italic" style:font-weight-complex="bold"/>
    </style:style>
    <style:style style:name="P67" style:family="paragraph" style:parent-style-name="Table_20_Contents">
      <style:text-properties style:font-name="Carlito" fo:font-size="8pt" fo:font-style="normal" officeooo:rsid="00375411" officeooo:paragraph-rsid="004c0762" style:font-size-asian="8pt" style:font-style-asian="normal" style:font-size-complex="8pt" style:font-style-complex="normal"/>
    </style:style>
    <style:style style:name="P68" style:family="paragraph" style:parent-style-name="Table_20_Contents">
      <style:text-properties style:font-name="Carlito" fo:font-size="10pt" style:font-size-asian="10pt" style:font-size-complex="10pt"/>
    </style:style>
    <style:style style:name="P69" style:family="paragraph" style:parent-style-name="Table_20_Contents">
      <style:text-properties style:font-name="Carlito" fo:font-size="10pt" officeooo:paragraph-rsid="00529e6d"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dafff" style:font-style-asian="italic" style:font-style-complex="italic"/>
    </style:style>
    <style:style style:name="T4" style:family="text">
      <style:text-properties fo:font-style="italic" officeooo:rsid="0021c145" style:font-style-asian="italic"/>
    </style:style>
    <style:style style:name="T5" style:family="text">
      <style:text-properties fo:font-style="italic" officeooo:rsid="00b691ce" style:font-style-asian="italic"/>
    </style:style>
    <style:style style:name="T6" style:family="text">
      <style:text-properties fo:font-style="italic" officeooo:rsid="00be23cf"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ab47f8" style:font-style-asian="italic" style:font-weight-asian="normal" style:font-style-complex="italic" style:font-weight-complex="normal"/>
    </style:style>
    <style:style style:name="T9" style:family="text">
      <style:text-properties fo:font-weight="bold" style:font-weight-asian="bold"/>
    </style:style>
    <style:style style:name="T10" style:family="text">
      <style:text-properties fo:font-weight="bold" officeooo:rsid="008b6fc2" style:font-weight-asian="bold"/>
    </style:style>
    <style:style style:name="T11" style:family="text">
      <style:text-properties fo:font-weight="bold" officeooo:rsid="008c1f27" style:font-weight-asian="bold"/>
    </style:style>
    <style:style style:name="T12" style:family="text">
      <style:text-properties fo:font-weight="bold" officeooo:rsid="008e5d59" style:font-weight-asian="bold"/>
    </style:style>
    <style:style style:name="T13" style:family="text">
      <style:text-properties fo:font-weight="bold" officeooo:rsid="009052ad" style:font-weight-asian="bold"/>
    </style:style>
    <style:style style:name="T14" style:family="text">
      <style:text-properties fo:font-weight="bold" officeooo:rsid="00923355" style:font-weight-asian="bold"/>
    </style:style>
    <style:style style:name="T15" style:family="text">
      <style:text-properties fo:font-weight="bold" officeooo:rsid="009335e2" style:font-weight-asian="bold"/>
    </style:style>
    <style:style style:name="T16" style:family="text">
      <style:text-properties fo:font-weight="bold" officeooo:rsid="009576f3" style:font-weight-asian="bold"/>
    </style:style>
    <style:style style:name="T17" style:family="text">
      <style:text-properties fo:font-weight="bold" officeooo:rsid="0095772f" style:font-weight-asian="bold"/>
    </style:style>
    <style:style style:name="T18" style:family="text">
      <style:text-properties fo:font-weight="bold" officeooo:rsid="00968df6" style:font-weight-asian="bold"/>
    </style:style>
    <style:style style:name="T19" style:family="text">
      <style:text-properties fo:font-weight="bold" officeooo:rsid="00980456" style:font-weight-asian="bold"/>
    </style:style>
    <style:style style:name="T20" style:family="text">
      <style:text-properties fo:font-weight="bold" style:font-weight-asian="bold" style:font-weight-complex="bold"/>
    </style:style>
    <style:style style:name="T21" style:family="text">
      <style:text-properties fo:font-weight="bold" officeooo:rsid="00b65442" style:font-weight-asian="bold"/>
    </style:style>
    <style:style style:name="T22" style:family="text">
      <style:text-properties officeooo:rsid="00198714"/>
    </style:style>
    <style:style style:name="T23" style:family="text">
      <style:text-properties officeooo:rsid="001cd3b7"/>
    </style:style>
    <style:style style:name="T24" style:family="text">
      <style:text-properties officeooo:rsid="001dafff"/>
    </style:style>
    <style:style style:name="T25" style:family="text">
      <style:text-properties officeooo:rsid="0021c145"/>
    </style:style>
    <style:style style:name="T26" style:family="text">
      <style:text-properties officeooo:rsid="002392e7"/>
    </style:style>
    <style:style style:name="T27" style:family="text">
      <style:text-properties officeooo:rsid="00245a1c"/>
    </style:style>
    <style:style style:name="T28" style:family="text">
      <style:text-properties officeooo:rsid="0025f25e"/>
    </style:style>
    <style:style style:name="T29" style:family="text">
      <style:text-properties officeooo:rsid="0026c100"/>
    </style:style>
    <style:style style:name="T30" style:family="text">
      <style:text-properties officeooo:rsid="00285d6c"/>
    </style:style>
    <style:style style:name="T31" style:family="text">
      <style:text-properties officeooo:rsid="002b314c"/>
    </style:style>
    <style:style style:name="T32" style:family="text">
      <style:text-properties officeooo:rsid="002b70d7"/>
    </style:style>
    <style:style style:name="T33" style:family="text">
      <style:text-properties officeooo:rsid="00343129"/>
    </style:style>
    <style:style style:name="T34" style:family="text">
      <style:text-properties officeooo:rsid="0036d65a"/>
    </style:style>
    <style:style style:name="T35" style:family="text">
      <style:text-properties officeooo:rsid="00483863"/>
    </style:style>
    <style:style style:name="T36" style:family="text">
      <style:text-properties fo:font-weight="normal" style:font-weight-asian="normal" style:font-weight-complex="normal"/>
    </style:style>
    <style:style style:name="T37" style:family="text">
      <style:text-properties fo:font-weight="normal" officeooo:rsid="0037fee3" style:font-weight-asian="normal" style:font-weight-complex="normal"/>
    </style:style>
    <style:style style:name="T38" style:family="text">
      <style:text-properties fo:font-weight="normal" officeooo:rsid="004e00ec" style:font-weight-asian="normal" style:font-weight-complex="normal"/>
    </style:style>
    <style:style style:name="T39" style:family="text">
      <style:text-properties officeooo:rsid="0055b222"/>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49d11a" style:font-style-asian="normal" style:font-weight-asian="normal" style:font-style-complex="normal" style:font-weight-complex="normal"/>
    </style:style>
    <style:style style:name="T42" style:family="text">
      <style:text-properties fo:font-style="normal" fo:font-weight="normal" officeooo:rsid="004b31d9" style:font-style-asian="normal" style:font-weight-asian="normal" style:font-style-complex="normal" style:font-weight-complex="normal"/>
    </style:style>
    <style:style style:name="T43" style:family="text">
      <style:text-properties fo:font-style="normal" fo:font-weight="normal" officeooo:rsid="00ab47f8" style:font-style-asian="normal" style:font-weight-asian="normal" style:font-style-complex="normal" style:font-weight-complex="normal"/>
    </style:style>
    <style:style style:name="T44" style:family="text">
      <style:text-properties fo:font-style="normal" officeooo:rsid="00b691ce" style:font-style-asian="normal" style:font-style-complex="normal"/>
    </style:style>
    <style:style style:name="T45" style:family="text">
      <style:text-properties fo:font-style="normal" officeooo:rsid="00b6a3a0" style:font-style-asian="normal" style:font-style-complex="normal"/>
    </style:style>
    <style:style style:name="T46" style:family="text">
      <style:text-properties fo:font-style="normal" officeooo:rsid="00be23cf" style:font-style-asian="normal" style:font-style-complex="normal"/>
    </style:style>
    <style:style style:name="T47" style:family="text">
      <style:text-properties officeooo:rsid="005ae85f"/>
    </style:style>
    <style:style style:name="T48" style:family="text">
      <style:text-properties officeooo:rsid="00603b3f"/>
    </style:style>
    <style:style style:name="T49" style:family="text">
      <style:text-properties officeooo:rsid="0060e744"/>
    </style:style>
    <style:style style:name="T50" style:family="text">
      <style:text-properties officeooo:rsid="006509ac"/>
    </style:style>
    <style:style style:name="T51" style:family="text">
      <style:text-properties officeooo:rsid="0066d603"/>
    </style:style>
    <style:style style:name="T52" style:family="text">
      <style:text-properties fo:font-variant="normal" fo:text-transform="none" fo:font-size="12pt" fo:letter-spacing="normal" fo:font-style="normal" fo:font-weight="normal" style:font-size-asian="12pt" style:font-size-complex="12pt"/>
    </style:style>
    <style:style style:name="T53" style:family="text">
      <style:text-properties fo:font-variant="normal" fo:text-transform="none" fo:font-size="12pt" fo:letter-spacing="normal" fo:font-style="normal" fo:font-weight="normal" officeooo:rsid="0076d7aa" style:font-size-asian="12pt" style:font-size-complex="12pt"/>
    </style:style>
    <style:style style:name="T54" style:family="text">
      <style:text-properties fo:font-variant="normal" fo:text-transform="none" fo:font-size="12pt" fo:letter-spacing="normal" fo:font-style="normal" fo:font-weight="normal" officeooo:rsid="00753040" style:font-size-asian="12pt" style:font-size-complex="12pt"/>
    </style:style>
    <style:style style:name="T55" style:family="text">
      <style:text-properties fo:font-variant="normal" fo:text-transform="none" fo:font-size="12pt" fo:letter-spacing="normal" fo:font-style="normal" fo:font-weight="normal" officeooo:rsid="009f7791" style:font-size-asian="12pt" style:font-size-complex="12pt"/>
    </style:style>
    <style:style style:name="T56" style:family="text">
      <style:text-properties fo:font-variant="normal" fo:text-transform="none" fo:font-size="12pt" fo:letter-spacing="normal" fo:font-style="normal" fo:font-weight="normal" officeooo:rsid="00a2169a" style:font-size-asian="12pt" style:font-size-complex="12pt"/>
    </style:style>
    <style:style style:name="T57" style:family="text">
      <style:text-properties fo:font-variant="normal" fo:text-transform="none" fo:font-size="12pt" fo:letter-spacing="normal" fo:font-style="normal" fo:font-weight="normal" officeooo:rsid="00a37fbe" style:font-size-asian="12pt" style:font-size-complex="12pt"/>
    </style:style>
    <style:style style:name="T58" style:family="text">
      <style:text-properties fo:font-variant="normal" fo:text-transform="none" fo:font-size="12pt" fo:letter-spacing="normal" fo:font-style="normal" fo:font-weight="normal" officeooo:rsid="00bb9c4d" style:font-size-asian="12pt" style:font-size-complex="12pt"/>
    </style:style>
    <style:style style:name="T59" style:family="text">
      <style:text-properties fo:font-variant="normal" fo:text-transform="none" fo:font-size="12pt" fo:letter-spacing="normal" fo:font-style="normal" fo:font-weight="normal" officeooo:rsid="00753040" style:font-size-asian="12pt" style:font-weight-asian="normal" style:font-size-complex="12pt" style:font-weight-complex="normal"/>
    </style:style>
    <style:style style:name="T60"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61" style:family="text">
      <style:text-properties fo:font-variant="normal" fo:text-transform="none" fo:font-size="12pt" fo:letter-spacing="normal" fo:font-style="normal" fo:font-weight="bold" officeooo:rsid="00753040" style:font-size-asian="12pt" style:font-weight-asian="bold" style:font-size-complex="12pt" style:font-weight-complex="bold"/>
    </style:style>
    <style:style style:name="T62" style:family="text">
      <style:text-properties officeooo:rsid="007e1ad0"/>
    </style:style>
    <style:style style:name="T63" style:family="text">
      <style:text-properties officeooo:rsid="00842e41"/>
    </style:style>
    <style:style style:name="T64" style:family="text">
      <style:text-properties officeooo:rsid="0086f1a7"/>
    </style:style>
    <style:style style:name="T65" style:family="text">
      <style:text-properties style:font-name="Carlito"/>
    </style:style>
    <style:style style:name="T66" style:family="text">
      <style:text-properties style:font-name="Carlito" fo:font-weight="bold" style:font-weight-asian="bold"/>
    </style:style>
    <style:style style:name="T67" style:family="text">
      <style:text-properties style:font-name="Carlito" style:font-name-asian="Cambria1" style:font-name-complex="DejaVu Sans"/>
    </style:style>
    <style:style style:name="T68" style:family="text">
      <style:text-properties officeooo:rsid="00999d74"/>
    </style:style>
    <style:style style:name="T69" style:family="text">
      <style:text-properties officeooo:rsid="00a92f1c"/>
    </style:style>
    <style:style style:name="T70" style:family="text">
      <style:text-properties officeooo:rsid="00b294d6"/>
    </style:style>
    <style:style style:name="T71" style:family="text">
      <style:text-properties officeooo:rsid="00b48ec3"/>
    </style:style>
    <style:style style:name="T72" style:family="text">
      <style:text-properties officeooo:rsid="00bf8825"/>
    </style:style>
    <style:style style:name="T73" style:family="text">
      <style:text-properties officeooo:rsid="00ce91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bookmark text:name="sprint-numi-république-numérique-repnum"/>Sprint NUMI République Numérique (RepNum)</text:h>
      <text:p text:style-name="P34"><text:span text:style-name="T22">Equipe organisatrice</text:span> : <text:span text:style-name="T1">Célya Gruson-Daniel (HackYourPhD/Centre Virchow-Villermé) et Constance de Quatrebarbes (HackYourPhD/Hackinscience/ISC-PIF) <text:s/></text:span></text:p>
      <text:p text:style-name="P33"><text:span text:style-name="T1"/></text:p>
      <text:h text:style-name="P37" text:outline-level="2"><text:bookmark text:name="contexte"/>Contexte :</text:h>
      <text:p text:style-name="P27"><text:span text:style-name="T65">En octobre 2015, un </text:span><text:a xlink:type="simple" xlink:href="https://www.republique-numerique.fr/" text:style-name="Internet_20_link" text:visited-style-name="Visited_20_Internet_20_Link"><text:span text:style-name="T66">projet de loi sur le numérique</text:span></text:a><text:span text:style-name="T65"> a été proposé en France. Cette loi avait pour vocation de réguler les nouveaux usages qui se sont créés autour des technologies numériques.</text:span></text:p>
      <text:p text:style-name="P6"><text:span text:style-name="T65">Durant deux semaines, </text:span><text:a xlink:type="simple" xlink:href="https://www.republique-numerique.fr/project/projet-de-loi-numerique/consultation/consultation" text:style-name="Internet_20_link" text:visited-style-name="Visited_20_Internet_20_Link"><text:span text:style-name="T66">une consultation en ligne</text:span></text:a><text:span text:style-name="T65"> a été proposée. Après inscription sur une plateforme en ligne, chacun pouvait voter pour ou contre les articles de loi, les commenter, mais également proposer des modifications. Cette consultation a suscité </text:span><text:span text:style-name="T66">une mobilisation importante</text:span><text:span text:style-name="T65"> avec plus de 147 710 votes et pas moins de 8501 contributions. Sur les 30 articles du texte initial, plus de 692 modifications ont été proposées soumises elles-mêmes au vote et au débat par les quelques 21 330 participants.</text:span></text:p>
      <text:p text:style-name="P7">Cette mobilisation est représentative des enjeux liés aux sujets aussi cruciaux et divers abordés dans cette proposition de loi :</text:p>
      <text:list xml:id="list9068294327038988566" text:style-name="WWNum1001">
        <text:list-item>
          <text:p text:style-name="P10">Protection des données personnelles;</text:p>
        </text:list-item>
        <text:list-item>
          <text:p text:style-name="P10">accès aux données de la recherche;</text:p>
        </text:list-item>
        <text:list-item>
          <text:p text:style-name="P10">couverture du réseau;</text:p>
        </text:list-item>
        <text:list-item>
          <text:p text:style-name="P10">neutralité du net;</text:p>
        </text:list-item>
        <text:list-item>
          <text:p text:style-name="P10">modalités d’ouverture des données produites par le gouvernement, etc.</text:p>
        </text:list-item>
      </text:list>
      <text:p text:style-name="P29">L’intérêt majeur que ces données massives et hétérogènes représentaient pour différents acteurs :</text:p>
      <text:list xml:id="list6224010450970129517" text:style-name="WWNum1002">
        <text:list-item>
          <text:p text:style-name="P11"><text:span text:style-name="T68">c</text:span>hercheurs;</text:p>
        </text:list-item>
        <text:list-item>
          <text:p text:style-name="P11">ingénieurs;</text:p>
        </text:list-item>
        <text:list-item>
          <text:p text:style-name="P11">juristes;</text:p>
        </text:list-item>
        <text:list-item>
          <text:p text:style-name="P11">membres de la société civile;</text:p>
        </text:list-item>
        <text:list-item>
          <text:p text:style-name="P11">acteurs des <text:span text:style-name="T1">civic tech</text:span>;</text:p>
        </text:list-item>
        <text:list-item>
          <text:p text:style-name="P11">membres d'associations.</text:p>
        </text:list-item>
      </text:list>
      <text:p text:style-name="P27"><text:span text:style-name="T65">a mené </text:span><text:span text:style-name="T66">à l'organisation d'un hackathon</text:span><text:span text:style-name="T65">. Sur une journée, le </text:span><text:a xlink:type="simple" xlink:href="http://hackyourphd.org/2015/11/hackrepnum-un-hackathon-recherche-autour-de-la-loi-sur-le-numerique-samedi-12-decembre-a-la-paillasse/" text:style-name="Internet_20_link" text:visited-style-name="Visited_20_Internet_20_Link"><text:span text:style-name="T66">hackathon République Numérique</text:span></text:a><text:span text:style-name="T66"> (#hackrepnum)</text:span><text:span text:style-name="T65"> a réuni ces différents profils afin de favoriser une collaboration effective sur la valorisation de ces données dans un contexte de recherche et de réflexion approfondie.</text:span></text:p>
      <text:p text:style-name="P7">Cinq équipes ont travaillé sur ces données et ont restitué les premiers résultats de leur analyse en soirée en présence notamment des partenaires de ce hackathon. Outre le travail effectué par ces équipes, cette journée a été l'occasion pour les deux co-organisatrices de ce hackathon (Constance de Quatrebarbes et Célya Gruson-Daniel) <text:span text:style-name="T9">d'observer les pratiques de recherche numérique</text:span> à l'oeuvre et d'analyser <text:span text:style-name="T9">les dimensions socio-politiques et techniques</text:span> de la genèse de ces données ouvertes, de leurs traitements et de leurs valorisations. </text:p>
      <text:h text:style-name="P38" text:outline-level="2"><text:bookmark text:name="proposition-de-préparation-dorganisation-et-de-mise-en-oeuvre-du-sprint-numi-repnum"/><text:soft-page-break/>Proposition d’<text:span text:style-name="T51">intervention pour le</text:span> sprint NUMI RepNum</text:h>
      <text:h text:style-name="P36" text:outline-level="2"><text:span text:style-name="T52">L’intervention implique la </text:span><text:span text:style-name="T60">préparation</text:span><text:span text:style-name="T52"> </text:span><text:span text:style-name="T53">en amont </text:span><text:span text:style-name="T52">(scenario, definition du catalogue de formation et interventions, </text:span><text:span text:style-name="T55">mise au point avec l’équipe pédagogique</text:span><text:span text:style-name="T52">) </text:span><text:span text:style-name="T61">l'organisation et la mise en oeuvre</text:span><text:span text:style-name="T54"> du sprint NUMI RepNum </text:span><text:span text:style-name="T59">ainsi que </text:span><text:span text:style-name="T61">l’appui</text:span><text:span text:style-name="T54"> </text:span><text:span text:style-name="T58">aux équipes </text:span><text:span text:style-name="T54">pendant toute la durée du sprint .</text:span></text:h>
      <text:h text:style-name="P43" text:outline-level="3"><text:bookmark text:name="objectifs"/>Objectifs</text:h>
      <text:p text:style-name="P35">Les objectifs pédagogiques du sprint seront multiples :</text:p>
      <text:p text:style-name="P9"/>
      <text:list xml:id="list7916114092713986916" text:style-name="WWNum1003">
        <text:list-item>
          <text:p text:style-name="P1">Initiation au <text:span text:style-name="T9">travail d'équipe</text:span> en mode projet;</text:p>
        </text:list-item>
        <text:list-item>
          <text:p text:style-name="P1">mobilisation des <text:span text:style-name="T9">compétences techniques et théoriques</text:span> des étudiant(e)s acquises lors du 1er semestre de formation;</text:p>
        </text:list-item>
        <text:list-item>
          <text:p text:style-name="P1">mise en pratique des méthodes numériques et de la <text:span text:style-name="T9">présentation de résultats d'enquête</text:span> devant un jury;</text:p>
        </text:list-item>
        <text:list-item>
          <text:p text:style-name="P1">sensibilisation aux <text:span text:style-name="T9">méthodes, outils et cadre d'analyse employés</text:span> dans le cadre de travaux de recherche préexistant;</text:p>
        </text:list-item>
        <text:list-item>
          <text:p text:style-name="P1">sensibilisation au <text:span text:style-name="T9">questionnement critique sur l'usage de ces méthodes</text:span> aussi bien dans leurs dimensions techniques que socio-politiques.</text:p>
        </text:list-item>
      </text:list>
      <text:h text:style-name="P41" text:outline-level="3"><text:bookmark text:name="rendu-attendu"/>Rendu attendu</text:h>
      <text:p text:style-name="P29">Au terme de ce sprint, la validation des compétences sera sanctionnée par une <text:span text:style-name="T9">présentation orale des résultats d'enquête devant un jury</text:span>. Les critères exacts d'évaluation des étudiant(e)s seront à définir avec le référent pédagogique et l'équipe organisatrice selon des objectifs fixés en amont.</text:p>
      <text:h text:style-name="P40" text:outline-level="3"><text:bookmark text:name="déroulement"/>Déroulement</text:h>
      <text:p text:style-name="P28">Date : du 10 au 17 avril 2017</text:p>
      <text:p text:style-name="P7">Le Sprint NUMI RepNum se déroulera sur<text:span text:style-name="T20"> 5 jours</text:span> répartis de la manière suivante:</text:p>
      <text:list xml:id="list635950763582331607" text:style-name="WWNum1004">
        <text:list-item>
          <text:p text:style-name="P2"><text:span text:style-name="T9">Première 1/2 journée</text:span>: présentation préliminaire [6 ou 7 avril 2017 de 14h30-18h00]</text:p>
        </text:list-item>
      </text:list>
      <text:list xml:id="list7305980985644384971" text:style-name="WWNum1000">
        <text:list-item>
          <text:p text:style-name="P3">Présentation des pratiques de recherche numériques employées dans leurs dimensions à la fois techniques et socio-politiques. Présentation du déroulement du sprint : objectifs, rendus et mode d'évaluation.</text:p>
        </text:list-item>
        <text:list-item>
          <text:p text:style-name="P5">à prévoir de préférence 3 jours en amont du sprint.</text:p>
        </text:list-item>
        <text:list-item>
          <text:p text:style-name="P5"/>
        </text:list-item>
      </text:list>
      <text:list xml:id="list202850207494917" text:continue-list="list635950763582331607" text:style-name="WWNum1004">
        <text:list-item>
          <text:p text:style-name="P2"><text:span text:style-name="T9">4 jours</text:span> : sprint [ 10, 11, 12 et 13 avril 9h30 - 18h00]:</text:p>
        </text:list-item>
      </text:list>
      <text:list xml:id="list509036240793275590" text:style-name="WWNum1005">
        <text:list-item>
          <text:list>
            <text:list-item>
              <text:p text:style-name="P4"><text:span text:style-name="T9">Jour 1 matinée</text:span> : constitution des équipes et montage du projet de recherche par équipe, désignation du <text:span text:style-name="T1">mentor</text:span>, ébauche des méthodes exploratoires à employer, choix des données à traiter (données de la consultation déjà extraites ou bien des données supplémentaires associées au projet de loi) [10 avril 9h30-13h00].</text:p>
            </text:list-item>
            <text:list-item>
              <text:p text:style-name="P4"><text:span text:style-name="T9">Jour 1 après-midi puis jours 2, 3, et 4</text:span> :</text:p>
            </text:list-item>
          </text:list>
        </text:list-item>
      </text:list>
      <text:list xml:id="list288883634613387924" text:style-name="WWNum1006">
        <text:list-item>
          <text:list>
            <text:list-item>
              <text:list>
                <text:list-item>
                  <text:p text:style-name="P24">travail intensif de chaque équipe;</text:p>
                </text:list-item>
                <text:list-item>
                  <text:p text:style-name="P24">point régulier collectif ou individuel (en début et/ou fin de journée) avec les <text:span text:style-name="T1">mentors</text:span> (personnel encadrant et <text:span text:style-name="T23">l</text:span>'équipe organisatrice): avancement du projet, répartition des tâches au sein de l'équipe, qualité de la documentation;</text:p>
                </text:list-item>
                <text:list-item>
                  <text:p text:style-name="P24">appui technique <text:span text:style-name="T23">et théorique </text:span>ponctuel <text:span text:style-name="T24">par </text:span><text:span text:style-name="T3">l</text:span>es <text:span text:style-name="T1">mentors </text:span><text:span text:style-name="T44">en fon</text:span><text:span text:style-name="T45">c</text:span><text:span text:style-name="T44">tion </text:span><text:span text:style-name="T45">des demandes</text:span>.</text:p>
                </text:list-item>
              </text:list>
            </text:list-item>
          </text:list>
        </text:list-item>
      </text:list>
      <text:list xml:id="list202851662405832" text:continue-list="list509036240793275590" text:style-name="WWNum1005">
        <text:list-item>
          <text:list>
            <text:list-item>
              <text:p text:style-name="P4"><text:soft-page-break/><text:span text:style-name="T9">Un atelier technique/jour</text:span> [de ~ 1h/1h30] sera proposé par l'équipe organisatrice. La thématique de l'atelier sera choisie afin de répondre au mieux aux besoins des étudiant(e)s.</text:p>
            </text:list-item>
            <text:list-item>
              <text:p text:style-name="P4"><text:span text:style-name="T9">Une présentation/jour </text:span>[de ~ 1h/1h30] réalisée par un(e) intervenant(e) extérieur (partenaires du hackathon République Numérique, professionnel de la recherche) sera proposé par l'équipe organisatrice sur les différents enjeux associés à ces pratiques de recherche numérique (enjeux de l'ouverture des données, problématiques juridiques de la fouille de données, enjeux politiques des dispositifs de participation en ligne, etc).</text:p>
              <text:p text:style-name="P4"/>
            </text:list-item>
          </text:list>
        </text:list-item>
      </text:list>
      <text:list xml:id="list202851450576837" text:continue-list="list202850207494917" text:style-name="WWNum1004">
        <text:list-item>
          <text:p text:style-name="P25"><text:span text:style-name="T9">Dernière 1/2 journée</text:span> : clôture et remise des travaux [14 avril 9h30-13h00]</text:p>
        </text:list-item>
      </text:list>
      <text:list xml:id="list4349242699690334694" text:style-name="WWNum1007">
        <text:list-item>
          <text:list>
            <text:list-item>
              <text:p text:style-name="P26">Présentation des projets réalisés devant un jury constitué du personnel encadrant, des <text:span text:style-name="T1">mentors</text:span> et des intervenant(e)s extérieurs;</text:p>
            </text:list-item>
            <text:list-item>
              <text:p text:style-name="P26">Délibération et partage des résultats.</text:p>
            </text:list-item>
          </text:list>
        </text:list-item>
      </text:list>
      <text:h text:style-name="P42" text:outline-level="3">Calendrier prévisionnel:</text:h>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C"/>
        <table:table-column table:style-name="Tableau1.H"/>
        <table:table-row>
          <table:table-cell table:style-name="Tableau1.A1" office:value-type="string">
            <text:p text:style-name="P44">JOUR 0</text:p>
          </table:table-cell>
          <table:table-cell table:style-name="Tableau1.A1" office:value-type="string">
            <text:p text:style-name="P45">JOUR 1</text:p>
          </table:table-cell>
          <table:table-cell table:style-name="Tableau1.A1" office:value-type="string">
            <text:p text:style-name="P45">JOUR 2</text:p>
          </table:table-cell>
          <table:table-cell table:style-name="Tableau1.A1" office:value-type="string">
            <text:p text:style-name="P45">JOUR 3</text:p>
          </table:table-cell>
          <table:table-cell table:style-name="Tableau1.A1" office:value-type="string">
            <text:p text:style-name="P45">JOUR 4</text:p>
          </table:table-cell>
          <table:table-cell table:style-name="Tableau1.A1" office:value-type="string">
            <text:p text:style-name="P45">JOUR5</text:p>
          </table:table-cell>
          <table:table-cell table:style-name="Tableau1.A1" office:value-type="string">
            <text:p text:style-name="P46">JOUR 6</text:p>
          </table:table-cell>
          <table:table-cell table:style-name="Tableau1.H1" office:value-type="string">
            <text:p text:style-name="P47">JOUR 7</text:p>
          </table:table-cell>
        </table:table-row>
        <table:table-row table:style-name="Tableau1.2">
          <table:table-cell table:style-name="Tableau1.A2" office:value-type="string">
            <text:p text:style-name="P49"/>
          </table:table-cell>
          <table:table-cell table:style-name="Tableau1.A2" office:value-type="string">
            <text:p text:style-name="P59"/>
          </table:table-cell>
          <table:table-cell table:style-name="Tableau1.A2" office:value-type="string">
            <text:p text:style-name="P59"/>
          </table:table-cell>
          <table:table-cell table:style-name="Tableau1.D2" office:value-type="string">
            <text:p text:style-name="P60">SPRINT</text:p>
          </table:table-cell>
          <table:table-cell table:style-name="Tableau1.D2" office:value-type="string">
            <text:p text:style-name="P61">SPRINT</text:p>
          </table:table-cell>
          <table:table-cell table:style-name="Tableau1.D2" office:value-type="string">
            <text:p text:style-name="P62">SPRINT</text:p>
          </table:table-cell>
          <table:table-cell table:style-name="Tableau1.D2" office:value-type="string">
            <text:p text:style-name="P63">SPRINT</text:p>
          </table:table-cell>
          <table:table-cell table:style-name="Tableau1.H2" office:value-type="string">
            <text:p text:style-name="P64">Clôture </text:p>
            <text:p text:style-name="P50">Rendu des travaux par équipe</text:p>
          </table:table-cell>
        </table:table-row>
        <table:table-row table:style-name="Tableau1.3">
          <table:table-cell table:style-name="Tableau1.A2" office:value-type="string">
            <text:p text:style-name="P48"/>
          </table:table-cell>
          <table:table-cell table:style-name="Tableau1.A2" office:value-type="string">
            <text:p text:style-name="P48"/>
          </table:table-cell>
          <table:table-cell table:style-name="Tableau1.A2" office:value-type="string">
            <text:p text:style-name="P48"/>
          </table:table-cell>
          <table:table-cell table:style-name="Tableau1.D3" office:value-type="string">
            <text:p text:style-name="P51">Atelier</text:p>
          </table:table-cell>
          <table:table-cell table:style-name="Tableau1.E3" office:value-type="string">
            <text:p text:style-name="P51">Intervention</text:p>
          </table:table-cell>
          <table:table-cell table:style-name="Tableau1.D3" office:value-type="string">
            <text:p text:style-name="P53">Atelier</text:p>
          </table:table-cell>
          <table:table-cell table:style-name="Tableau1.E3" office:value-type="string">
            <text:p text:style-name="P52">Intervention</text:p>
          </table:table-cell>
          <table:table-cell table:style-name="Tableau1.H2" office:value-type="string">
            <text:p text:style-name="P54">D<text:span text:style-name="T35">é</text:span>liberation <text:span text:style-name="T33">et résultats</text:span></text:p>
          </table:table-cell>
        </table:table-row>
        <table:table-row>
          <table:table-cell table:style-name="Tableau1.A2" office:value-type="string">
            <text:p text:style-name="P48"/>
          </table:table-cell>
          <table:table-cell table:style-name="Tableau1.A2" office:value-type="string">
            <text:p text:style-name="P48"/>
          </table:table-cell>
          <table:table-cell table:style-name="Tableau1.A2" office:value-type="string">
            <text:p text:style-name="P48"/>
          </table:table-cell>
          <table:table-cell table:style-name="Tableau1.A2" office:value-type="string">
            <text:p text:style-name="P48"/>
          </table:table-cell>
          <table:table-cell table:style-name="Tableau1.A2" office:value-type="string">
            <text:p text:style-name="P48"/>
          </table:table-cell>
          <table:table-cell table:style-name="Tableau1.A2" office:value-type="string">
            <text:p text:style-name="P48"/>
          </table:table-cell>
          <table:table-cell table:style-name="Tableau1.A2" office:value-type="string">
            <text:p text:style-name="P48"/>
          </table:table-cell>
          <table:table-cell table:style-name="Tableau1.H6" office:value-type="string">
            <text:p text:style-name="P48"/>
          </table:table-cell>
        </table:table-row>
        <table:table-row>
          <table:table-cell table:style-name="Tableau1.A2" office:value-type="string">
            <text:p text:style-name="P48"/>
          </table:table-cell>
          <table:table-cell table:style-name="Tableau1.A2" office:value-type="string">
            <text:p text:style-name="P48"/>
          </table:table-cell>
          <table:table-cell table:style-name="Tableau1.A2" office:value-type="string">
            <text:p text:style-name="P48"/>
          </table:table-cell>
          <table:table-cell table:style-name="Tableau1.D5" office:value-type="string">
            <text:p text:style-name="P55">Intervention</text:p>
          </table:table-cell>
          <table:table-cell table:style-name="Tableau1.E5" office:value-type="string">
            <text:p text:style-name="P56">Atelier</text:p>
          </table:table-cell>
          <table:table-cell table:style-name="Tableau1.F5" office:value-type="string">
            <text:p text:style-name="P57">Intervention</text:p>
          </table:table-cell>
          <table:table-cell table:style-name="Tableau1.G5" office:value-type="string">
            <text:p text:style-name="P58">Atelier</text:p>
          </table:table-cell>
          <table:table-cell table:style-name="Tableau1.H6" office:value-type="string">
            <text:p text:style-name="P48"/>
          </table:table-cell>
        </table:table-row>
        <table:table-row table:style-name="Tableau1.7">
          <table:table-cell table:style-name="Tableau1.A6" office:value-type="string">
            <text:p text:style-name="P66"><text:span text:style-name="T34">Ouverture</text:span></text:p>
            <text:p text:style-name="P66"><text:span text:style-name="T41">Intervention CG</text:span><text:span text:style-name="T42">D</text:span></text:p>
          </table:table-cell>
          <table:table-cell table:style-name="Tableau1.A2" office:value-type="string">
            <text:p text:style-name="P48"/>
          </table:table-cell>
          <table:table-cell table:style-name="Tableau1.A2" office:value-type="string">
            <text:p text:style-name="P48"/>
          </table:table-cell>
          <table:table-cell table:style-name="Tableau1.D6" office:value-type="string">
            <text:p text:style-name="P65">S<text:span text:style-name="T39">PRINT</text:span></text:p>
          </table:table-cell>
          <table:table-cell table:style-name="Tableau1.D6" office:value-type="string">
            <text:p text:style-name="P65">S<text:span text:style-name="T39">PRINT</text:span></text:p>
          </table:table-cell>
          <table:table-cell table:style-name="Tableau1.D6" office:value-type="string">
            <text:p text:style-name="P65">S<text:span text:style-name="T39">PRINT</text:span></text:p>
          </table:table-cell>
          <table:table-cell table:style-name="Tableau1.D6" office:value-type="string">
            <text:p text:style-name="P65">S<text:span text:style-name="T39">PRINT</text:span></text:p>
          </table:table-cell>
          <table:table-cell table:style-name="Tableau1.H6" office:value-type="string">
            <text:p text:style-name="P48"/>
          </table:table-cell>
        </table:table-row>
        <table:table-row table:style-name="Tableau1.7">
          <table:table-cell table:style-name="Tableau1.A7" office:value-type="string">
            <text:p text:style-name="P67"><text:span text:style-name="T37">P</text:span><text:span text:style-name="T36">résentation </text:span><text:span text:style-name="T38">du sprint</text:span></text:p>
          </table:table-cell>
          <table:table-cell table:style-name="Tableau1.B7" office:value-type="string">
            <text:p text:style-name="P69"/>
          </table:table-cell>
          <table:table-cell table:style-name="Tableau1.A2" office:value-type="string">
            <text:p text:style-name="P68"/>
          </table:table-cell>
          <table:table-cell table:style-name="Tableau1.D7" office:value-type="string">
            <text:p text:style-name="P65">S<text:span text:style-name="T39">PRINT</text:span></text:p>
          </table:table-cell>
          <table:table-cell table:style-name="Tableau1.D7" office:value-type="string">
            <text:p text:style-name="P65">S<text:span text:style-name="T39">PRINT</text:span></text:p>
          </table:table-cell>
          <table:table-cell table:style-name="Tableau1.D7" office:value-type="string">
            <text:p text:style-name="P65">S<text:span text:style-name="T39">PRINT</text:span></text:p>
          </table:table-cell>
          <table:table-cell table:style-name="Tableau1.D7" office:value-type="string">
            <text:p text:style-name="P65">S<text:span text:style-name="T39">PRINT</text:span></text:p>
          </table:table-cell>
          <table:table-cell table:style-name="Tableau1.H7" office:value-type="string">
            <text:p text:style-name="P68"/>
          </table:table-cell>
        </table:table-row>
      </table:table>
      <text:h text:style-name="P37" text:outline-level="2"><text:bookmark text:name="exemples-dateliers-techniques-et-dinterventions-extérieures"/>Exemples d'ateliers techniques et d'interventions extérieures</text:h>
      <text:p text:style-name="P30"><text:span text:style-name="T9">Les ateliers techniques et le</text:span><text:span text:style-name="T10">s interventions </text:span><text:span text:style-name="T11">de l’équipe organisatrice </text:span><text:span text:style-name="T15">et/</text:span><text:span text:style-name="T12">ou d’intervenants extérieur</text:span><text:span text:style-name="T13">s </text:span><text:span text:style-name="T14">viendront ponctuer le développement des projets par équipe </text:span><text:span text:style-name="T16">d’un </text:span><text:span text:style-name="T18">é</text:span><text:span text:style-name="T16">claira</text:span><text:span text:style-name="T17">g</text:span><text:span text:style-name="T16">e </text:span><text:span text:style-name="T19">d’une 1h 1h30 maximu</text:span><text:span text:style-name="T21">m</text:span></text:p>
      <text:p text:style-name="P31"><text:span text:style-name="T9">Interventions extérieures :</text:span> <text:span text:style-name="T1">(sous réserve de la disponibilité des intervenant(e)s et de leurs rémunération)</text:span></text:p>
      <text:list xml:id="list1324979268135606985" text:style-name="WWNum1009">
        <text:list-item>
          <text:p text:style-name="P12">Enjeux du projet de loi République Numérique et de l'ouverture des données (Etalab/<text:span text:style-name="T69">Cabinet</text:span>);</text:p>
        </text:list-item>
        <text:list-item>
          <text:p text:style-name="P23">Enjeux du projet de loi pour l<text:span text:style-name="T70">es organismes publiques de</text:span> <text:span text:style-name="T70">r</text:span>echerche (LISIS, CNRS DIST,<text:span text:style-name="T70">IFRIS</text:span>)</text:p>
        </text:list-item>
        <text:list-item>
          <text:p text:style-name="P12"><text:span text:style-name="T27">L</text:span>a fabrique de la loi à l'ère du numérique (Conseil National du Numérique);</text:p>
        </text:list-item>
        <text:list-item>
          <text:p text:style-name="P12"><text:span text:style-name="T27">L</text:span>es données comme levier politique (Regards citoyens);</text:p>
        </text:list-item>
        <text:list-item>
          <text:p text:style-name="P13"><text:span text:style-name="T40">OpenGov et Civic Tech: enjeux des dispositifs de consultation en ligne (OpenLaw/</text:span><text:span text:style-name="T43">Cap Collectif</text:span><text:span text:style-name="T7">)</text:span>.</text:p>
        </text:list-item>
      </text:list>
      <text:p text:style-name="P32"/>
      <text:p text:style-name="P32"/>
      <text:p text:style-name="P32"><text:soft-page-break/>Ateliers techniques :</text:p>
      <text:list xml:id="list6069632968021782811" text:style-name="WWNum1008">
        <text:list-item>
          <text:p text:style-name="P14"><text:span text:style-name="T1">DataMining</text:span>: Manipulation et croisement des données;</text:p>
        </text:list-item>
        <text:list-item>
          <text:p text:style-name="P14"><text:span text:style-name="T4">W</text:span><text:span text:style-name="T1">ebmining</text:span>: Acquisition de données numériques issues de sites web;</text:p>
        </text:list-item>
        <text:list-item>
          <text:p text:style-name="P14"><text:span text:style-name="T25">W</text:span>eb, API, Base de Données: <text:span text:style-name="T47">qu’est ce qu’une</text:span> donnée nativement numérique;</text:p>
        </text:list-item>
        <text:list-item>
          <text:p text:style-name="P14"><text:span text:style-name="T26">A</text:span>nalyse linguistique avec <text:span text:style-name="T62">P</text:span>ython (<text:span text:style-name="T1">Textmining</text:span>, classification et <text:span text:style-name="T1">sentiment analysis</text:span>);</text:p>
        </text:list-item>
        <text:list-item>
          <text:p text:style-name="P14"><text:span text:style-name="T26">T</text:span>héories des réseaux et graphes sémantiques /sociosémantiques;</text:p>
        </text:list-item>
        <text:list-item>
          <text:p text:style-name="P14"><text:span text:style-name="T26">A</text:span>nalyses temporelles avec Python;</text:p>
        </text:list-item>
        <text:list-item>
          <text:p text:style-name="P14"><text:span text:style-name="T26">I</text:span>nitiation à la<text:span text:style-name="T2"> visualisation de données</text:span> avec Python;</text:p>
        </text:list-item>
        <text:list-item>
          <text:p text:style-name="P14"><text:span text:style-name="T26">P</text:span>lateforme Cortext.</text:p>
        </text:list-item>
      </text:list>
      <text:p text:style-name="P32">Autres notions qui pourr<text:span text:style-name="T49">on</text:span>t être abordées :</text:p>
      <text:list xml:id="list1010982347344760797" text:style-name="WWNum1010">
        <text:list-item>
          <text:p text:style-name="P15"><text:span text:style-name="T1">Open Science</text:span> et Recherche;</text:p>
        </text:list-item>
        <text:list-item>
          <text:p text:style-name="P16">Cartographie de controverse <text:span text:style-name="T63">en sociologie</text:span></text:p>
        </text:list-item>
        <text:list-item>
          <text:p text:style-name="P15"><text:span text:style-name="T28">G</text:span>estion de Gitlab et Github (pratique collaborative de projets en recherche);</text:p>
        </text:list-item>
        <text:list-item>
          <text:p text:style-name="P15"><text:span text:style-name="T29">P</text:span>artage de ressources bibliographiques;</text:p>
        </text:list-item>
        <text:list-item>
          <text:p text:style-name="P15"><text:span text:style-name="T48">P</text:span>ublications de données numériques dans un cadre de recherche.</text:p>
        </text:list-item>
        <text:list-item>
          <text:p text:style-name="P17">Documenter <text:span text:style-name="T50">ses méthodes et ses scripts</text:span></text:p>
        </text:list-item>
      </text:list>
      <text:h text:style-name="P37" text:outline-level="2"><text:bookmark text:name="prestation"/><text:span text:style-name="T64">Contenu de la p</text:span>restation :</text:h>
      <text:p text:style-name="P32">La prestation comprend :</text:p>
      <text:list xml:id="list1785787159036729588" text:style-name="WWNum1011">
        <text:list-item>
          <text:p text:style-name="P18"><text:span text:style-name="T9">préparation, organisation et mise en oeuvre</text:span> du sprint NUMI RepNum (sc<text:span text:style-name="T30">é</text:span>nario, interventions techniques <text:span text:style-name="T73">et théoriques</text:span>, tutorat, restitution);</text:p>
        </text:list-item>
        <text:list-item>
          <text:p text:style-name="P18"><text:span text:style-name="T9">gestion des intervenant(e)s</text:span> extérieurs (contact, planification et <text:span text:style-name="T1">briefing</text:span>);</text:p>
        </text:list-item>
        <text:list-item>
          <text:p text:style-name="P18">préparation des <text:span text:style-name="T9">ateliers et du contenu pédagogique</text:span> du sprint soit :</text:p>
        </text:list-item>
      </text:list>
      <text:list xml:id="list421335243748826461" text:style-name="WWNum1012">
        <text:list-item>
          <text:list>
            <text:list-item>
              <text:p text:style-name="P19">Présentation générale du hackathon RepNum et du déroulé du sprint (14h30-16h30 durant la demi-journée préliminaire);</text:p>
            </text:list-item>
            <text:list-item>
              <text:p text:style-name="P19">quatre ateliers techniques (durée évaluée à 1h à 1h30 maximum);</text:p>
            </text:list-item>
            <text:list-item>
              <text:p text:style-name="P19">propositions de modalités d'évaluation des rendus.</text:p>
            </text:list-item>
          </text:list>
        </text:list-item>
      </text:list>
      <text:list xml:id="list202849949960317" text:continue-list="list1785787159036729588" text:style-name="WWNum1011">
        <text:list-item>
          <text:p text:style-name="P18"><text:span text:style-name="T9">accompagnement en présentiel</text:span> des équipes pendant toute la durée du sprint (2 demi-journées mise en place /restitution + 4 jours de sprint de 9h30-13h et de 14h30-18h) soit au total 5 jours;</text:p>
        </text:list-item>
        <text:list-item>
          <text:p text:style-name="P18"><text:span text:style-name="T9">communication et mise au point avec l'équipe pédagogique</text:span> du master NUMI (pré-requis, besoins techniques, modalités de validation pour les étudiants, implication de l'équipe pédagogique) en amont et pendant toute la durée du sprint.</text:p>
        </text:list-item>
      </text:list>
      <text:p text:style-name="P32">La prestation ne prend pas en compte :</text:p>
      <text:list xml:id="list4307365849331438377" text:style-name="WWNum1013">
        <text:list-item>
          <text:p text:style-name="P20">L'organisation pratique et logistique de la journée (matériel, nourritures etc, accès wifi);</text:p>
        </text:list-item>
        <text:list-item>
          <text:p text:style-name="P20">l'extraction de nouvelles données (à charge des étudiant(e)s qui pourront profiter de l'appui technique des <text:span text:style-name="T1">mentors</text:span><text:span text:style-name="T6"> </text:span><text:span text:style-name="T46">pendant la durée du sprint</text:span>);</text:p>
        </text:list-item>
        <text:list-item>
          <text:p text:style-name="P20">la rémunération des intervenant(e)s extérieurs et la prise en charge administrative de leur rémunération;</text:p>
        </text:list-item>
        <text:list-item>
          <text:p text:style-name="P20">la gestion des installations préalables (outils, logiciels) nécessaires à la réalisation des travaux qui devront être effectuées par l'équipe technique du master NUMI (en amont <text:span text:style-name="T72">ou </text:span>éventuellement lors d'autres cours);</text:p>
        </text:list-item>
        <text:list-item>
          <text:p text:style-name="P20"><text:soft-page-break/>la constitution du jury de délibération.</text:p>
        </text:list-item>
      </text:list>
      <text:p text:style-name="P28"/>
      <text:p text:style-name="P28"/>
      <text:p text:style-name="P28">Pour le bon déroulement du sprint, <text:span text:style-name="T9">il est attendu de la part de l'équipe encadrante du NUMI :</text:span></text:p>
      <text:list xml:id="list3230393360312112773" text:style-name="WWNum1014">
        <text:list-item>
          <text:p text:style-name="P21"><text:span text:style-name="T31">l</text:span>a désignation d'un(e) référent(e) <text:span text:style-name="T32">pédagogique </text:span>sur le sprint qui sera l'interlocuteur privilégié en amont et pendant le sprint;</text:p>
        </text:list-item>
        <text:list-item>
          <text:p text:style-name="P21">la présence d'un ou deux membres de l'équipe pédagogique NUMI en matinée et en début d'après-midi afin d'apporter un appui technique et théorique pour la bonne conduite des projets de chaque équipe.</text:p>
        </text:list-item>
      </text:list>
      <text:h text:style-name="P37" text:outline-level="2"><text:bookmark text:name="coût-total-de-la-prestation"/>Coût total de la prestation :</text:h>
      <text:list xml:id="list3293444297366229335" text:style-name="WWNum1015">
        <text:list-item>
          <text:p text:style-name="P22">5000 euros pour l'ensemble de la prestation (en auto-entreprise);</text:p>
        </text:list-item>
        <text:list-item>
          <text:p text:style-name="P22">le défraiement des déplacements et du repas du déjeun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NSText-Regular" svg:font-family=".SFNSText-Regular, 'SF UI Text', 'Lucida Grande', 'Segoe UI', Ubuntu, Cantarell, sans-serif"/>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cm" fo:margin-bottom="0.212cm"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next-style-name="Text_20_body"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cm" fo:margin-right="0cm" fo:margin-top="0.176cm" fo:margin-bottom="0.176cm" loext:contextual-spacing="false" fo:text-indent="0cm" style:auto-text-indent="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loext:contextual-spacing="false" fo:line-height="108%"/>
      <style:text-properties fo:color="#365f91"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353cm" fo:margin-bottom="1.54cm" fo:margin-left="1.94cm" fo:margin-right="1.658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editing-duration>PT58M48S</meta:editing-duration>
    <dc:date>2016-09-30T20:28:19.846101373</dc:date>
    <meta:editing-cycles>147</meta:editing-cycles>
    <meta:document-statistic meta:table-count="1" meta:image-count="0" meta:object-count="0" meta:page-count="5" meta:paragraph-count="131" meta:word-count="1463" meta:character-count="9629" meta:non-whitespace-character-count="83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